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a132" officeooo:paragraph-rsid="001aa1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de Redes de Computadores – Teórica e Prática</text:p>
      <text:p text:style-name="P1">CEFETMG – 2017/1</text:p>
      <text:p text:style-name="P1"><text:tab/>TP Implementação do protocolo TCP</text:p>
      <text:p text:style-name="P1"><text:tab/>Camada Física</text:p>
      <text:p text:style-name="P1"><text:tab/>Linguagem: Java</text:p>
      <text:p text:style-name="P1"></text:p>
      <text:p text:style-name="P1">Grupo 4/8:</text:p>
      <text:p text:style-name="P1"><text:tab/>Larissa Bicalho - 201512040304 </text:p>
      <text:p text:style-name="P1"><text:tab/>Libério Afonso - 201522040544</text:p>
      <text:p text:style-name="P1"><text:tab/>Raphael Chagas - 201522040234</text:p>
      <text:p text:style-name="P1"><text:tab/>Roberto Almeida Gontijo - 201322040133</text:p>
      <text:p text:style-name="P1"/>
      <text:p text:style-name="P1">Mostrar a negociação do tamanho do quadro</text:p>
      <text:p text:style-name="P1"><text:tab/>Como descobrir MAC Address do servidor </text:p>
      <text:p text:style-name="P1"><text:tab/><text:tab/>- Cliente e Servidor</text:p>
      <text:p text:style-name="P1"><text:s text:c="2"/></text:p>
      <text:p text:style-name="P1"><text:tab/>Como servidor descobre MAC Adress do cliente</text:p>
      <text:p text:style-name="P1"/>
      <text:p text:style-name="P1">Como foi feita a verificação de perda de pacotes</text:p>
      <text:p text:style-name="P1">Mostrar se há perdas de pacote</text:p>
      <text:p text:style-name="P1">Mostrar a PDU – Servidor e Cliente</text:p>
      <text:p text:style-name="P1">Verificar colisão de pacotes – Simulado por variável de valor aleatório</text:p>
      <text:p text:style-name="P1">Mostrar o quadro Etherne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8:17:34.646256385</meta:creation-date>
    <dc:date>2017-05-04T18:32:09.557738302</dc:date>
    <meta:editing-duration>P0D</meta:editing-duration>
    <meta:editing-cycles>1</meta:editing-cycles>
    <meta:document-statistic meta:table-count="0" meta:image-count="0" meta:object-count="0" meta:page-count="1" meta:paragraph-count="21" meta:word-count="97" meta:character-count="638" meta:non-whitespace-character-count="535"/>
    <meta:generator>LibreOffice/4.2.4.2$Linux_X86_64 LibreOffice_project/420m0$Build-2</meta:generator>
  </office:meta>
</office:document-meta>
</file>